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3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6">Wed 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4">Warmdown:<text:span text:style-name="T3"> ½ mile in 5:25</text:span></text:p>
      <text:p text:style-name="P29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0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2720287841694265271" text:style-name="L1">
        <text:list-item>
          <text:list>
            <text:list-header>
              <text:p text:style-name="P32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2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9571939" text:continue-numbering="true" text:style-name="L1">
        <text:list-item>
          <text:list>
            <text:list-header>
              <text:p text:style-name="P32">Run: 6<text:span text:style-name="T3"> x 0.2 miles at 7:09/mile pace with a 0.2 mile jog before each run. The 0.2 mile runs each took 85.7 seconds. The jogs before each 0.2 mile run took about 2:18.</text:span></text:p>
              <text:p text:style-name="P32">Warmdown: <text:span text:style-name="T3">½ mile in about 5:30</text:span></text:p>
              <text:p text:style-name="P34"/>
              <text:p text:style-name="P32"><text:span text:style-name="T3">Thur Nov 15, 2018 </text:span>2.25 miles<text:span text:style-name="T3"> </text:span></text:p>
              <text:p text:style-name="P34">On the Wise Center indoor track: 1 mile splits 4:55 + 4:35 = 9:30, rest 5 minutes</text:p>
              <text:p text:style-name="P34">On a recumbant stationary bike: </text:p>
              <text:list>
                <text:list-item>
                  <text:list>
                    <text:list-header>
                      <text:p text:style-name="P34"><text:s text:c="5"/>50 calorie ride in 4:10 (final pulse: 137), 25 calorie slow ride </text:p>
                      <text:p text:style-name="P34"><text:s text:c="5"/>25 calorie ride in 1:58, 25 calorie slow ride</text:p>
                      <text:p text:style-name="P34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9553247" text:continue-numbering="true" text:style-name="L1">
        <text:list-item>
          <text:list>
            <text:list-header>
              <text:p text:style-name="P36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9558590" text:continue-numbering="true" text:style-name="L1">
        <text:list-item>
          <text:list>
            <text:list-header>
              <text:p text:style-name="P36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9218387288652829497" text:style-name="L2">
        <text:list-item>
          <text:list>
            <text:list-item>
              <text:p text:style-name="P37">miles in the last week</text:p>
              <text:p text:style-name="P41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1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5109737517310963288" text:style-name="L3">
        <text:list-item>
          <text:p text:style-name="P38">Warm up with a mile at about 9:00 – 9:30/mile pace and rest a few minutes.</text:p>
        </text:list-item>
        <text:list-item>
          <text:p text:style-name="P38">Start running at about 8:35/mile pace and then adjust pace so that HR is </text:p>
          <text:list>
            <text:list-header>
              <text:p text:style-name="P38"><text:s text:c="10"/>HR0 = 142 +/- 1 bpm.</text:p>
            </text:list-header>
          </text:list>
        </text:list-item>
        <text:list-item>
          <text:p text:style-name="P38">Use a watch to record mile splits and stop running when the split exceeds <text:tab/>Tmax = 8:45</text:p>
        </text:list-item>
        <text:list-item>
          <text:p text:style-name="P38">The more miles I am able to run without reaching 8:45/mile, <text:s/>the better my <text:tab/>fitness.</text:p>
          <text:p text:style-name="P38">If another runner wants to perform the test mentioned above they will need to establish values for HR0 and Tmax in the following way. <text:s/></text:p>
          <text:p text:style-name="P39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3">2.<text:tab/>Next continue running but now adjust pace up and down in order to keep HR <text:tab/>near HR0. <text:s/>Record mile splits on a watch. <text:s/>The split for the 3rd mile is Tmax.</text:p>
          <text:p text:style-name="P44">Continued</text:p>
          <text:p text:style-name="P4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6039467228924185546" text:style-name="L4">
        <text:list-item>
          <text:list>
            <text:list-header>
              <text:p text:style-name="P42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1309495959917580198" text:style-name="L5">
        <text:list-item>
          <text:list>
            <text:list-header>
              <text:p text:style-name="P35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03521630454088753" text:style-name="L6">
        <text:list-item>
          <text:list>
            <text:list-header>
              <text:p text:style-name="P33"/>
              <text:p text:style-name="P33">25.85 miles in the last week</text:p>
            </text:list-header>
          </text:list>
        </text:list-item>
      </text:list>
      <text:p text:style-name="P27"><text:soft-page-break/><text:span text:style-name="T3">Sat Jan 5, 2019</text:span> 4.25 miles</text:p>
      <text:p text:style-name="P28"><text:span text:style-name="T2">Warmup:</text:span> <text:s/>½ mile to the Sportcentrum VU, 1 mile on a treadmill in 8:45, rest about 3:00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7">Warm down: <text:span text:style-name="T3">0.2 mile on treadmill and ½ mile outside</text:span></text:p>
      <text:p text:style-name="P28"/>
      <text:p text:style-name="P27"><text:span text:style-name="T3">Sun Jan 6, 2019 </text:span>no running</text:p>
      <text:p text:style-name="P27"/>
      <text:p text:style-name="P27"><text:span text:style-name="T3">Mon Jan 7, 2019 </text:span>5.1 miles</text:p>
      <text:p text:style-name="P28"><text:span text:style-name="T2">Warmup:</text:span> <text:s/>½ mile on a bike path and 0.1 mile on a treadmill</text:p>
      <text:p text:style-name="P28"><text:span text:style-name="T2">Run:</text:span> <text:s/>4 miles on a Sportcentrum treadmill, </text:p>
      <text:p text:style-name="P28">Time: <text:s/>Splits and pulses: 8:55 (137 bpm), 8:27 (143 bpm), 8:32 (142 bpm), 7:34 (164 bpm)</text:p>
      <text:p text:style-name="P28">I ended the last mile a good deal under 7:00/mile pace and my pulse rose to 164 bpm.</text:p>
      <text:p text:style-name="P28"><text:span text:style-name="T2">Warm down:</text:span> <text:s/>½ mile on a bike path </text:p>
      <text:p text:style-name="P28"/>
      <text:p text:style-name="P28">Tues Jan 8, 2019 <text:span text:style-name="T2">3 miles </text:span></text:p>
      <text:p text:style-name="P28">I ran 1 mile and walked 2 miles on bike and walking paths in Amsterdam.</text:p>
      <text:p text:style-name="P28"/>
      <text:p text:style-name="P28">Wed Jan 9, 2019 <text:span text:style-name="T2">5.15 miles</text:span> <text:s/></text:p>
      <text:p text:style-name="P28"><text:span text:style-name="T2">Warmup:</text:span> <text:s/>½ miles to the Sportcentrum VU, rest about 5:00 and a 0.1 mile lead into a 1 mile on a treadmill, time for 1 mile: 8:50, about a 3 minute rest</text:p>
      <text:p text:style-name="P28"><text:span text:style-name="T2">Run:</text:span> <text:s/>0.1 mile lead into a 4 mile 142 bpm test,</text:p>
      <text:p text:style-name="P28">mile times and pulses at the end of each mile: 8:06 (143), 8:16 (141), 8:23 (142), 8:30 (142)</text:p>
      <text:p text:style-name="P28">This is the best recent result for a 142 bpm test. Compare today's splits to ones on Dec 12</text:p>
      <text:p text:style-name="P27">Warm down: <text:span text:style-name="T3">½ mile outside</text:span></text:p>
      <text:p text:style-name="P28"/>
      <text:p text:style-name="P28">Thur Jan 10, 2019 <text:span text:style-name="T2">3 miles </text:span></text:p>
      <text:p text:style-name="P28">I ran 1 mile and walked 2 miles on bike and walking paths in Amsterdam.</text:p>
      <text:p text:style-name="P28"/>
      <text:p text:style-name="P28">Fri Jan 11, 2019<text:span text:style-name="T2"> 9.15 miles </text:span><text:s/></text:p>
      <text:p text:style-name="P18"><text:span text:style-name="T2">Warm up: </text:span>½ mile to the Sportcentrum VU, and rest a few minutes,</text:p>
      <text:p text:style-name="P18">a 0.1 mile lead into 1 mile on a treadmill, time for mile 8:33, a 3 minute rest</text:p>
      <text:p text:style-name="P18"><text:span text:style-name="T2">Run:</text:span> On a treadmill, (¼ mile jogs before each run took about 3:00)</text:p>
      <text:p text:style-name="P18">3 x ½ mile with a ¼ mile jog before each run, Average time of 3 runs: 4:00</text:p>
      <text:p text:style-name="P18">3 x ½ mile with a ¼ mile jog before each run, Average time of 3 runs: 3:55</text:p>
      <text:p text:style-name="P18">1 x 2 mile with a ¼ mile jog before the 2 mile run, Mile splits for the 2 mile: 7:47, 7:26</text:p>
      <text:p text:style-name="P18">Pulses at the end of each run 142, 142, 143, 147, 149, 151, 162, </text:p>
      <text:p text:style-name="P18">Times for the ¼ mile jogs before each run about 3 minutes.</text:p>
      <text:p text:style-name="P18"><text:span text:style-name="T2">Warm down:</text:span> <text:s/>½ mile in about 6 minutes</text:p>
      <text:p text:style-name="P2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19"/>
      <text:p text:style-name="P19">29.65 miles in the last week</text:p>
      <text:p text:style-name="P3"><text:soft-page-break/>Sat Jan 12, 2019 <text:span text:style-name="T2">1 mile</text:span> </text:p>
      <text:p text:style-name="P3">I ran 1 mile on a bike path in Amsterdam in 9:25</text:p>
      <text:p text:style-name="P3"/>
      <text:p text:style-name="P3">Sun Jan 13, 2019 <text:span text:style-name="T2">4 miles</text:span> </text:p>
      <text:p text:style-name="P3"><text:span text:style-name="T2">Warmup:</text:span> no warmup</text:p>
      <text:p text:style-name="P3"><text:span text:style-name="T2">Run:</text:span> I ran 4 miles in 34:04 on bike paths. Mile splits: 8:42, 8:45, 8:33, 8:23</text:p>
      <text:p text:style-name="P3">Pulse at the end of the run: 151</text:p>
      <text:p text:style-name="P3"><text:span text:style-name="T2">Warm down:</text:span> ½ mile jog</text:p>
      <text:p text:style-name="P3"/>
      <text:p text:style-name="P31">Mon Jan 14, 2019 <text:span text:style-name="T2">3 miles </text:span></text:p>
      <text:p text:style-name="P31">I ran 1 mile and walked 2 miles on bike and walking paths in Amsterdam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14T09:35:01.46</dc:date>
    <dc:creator>James  Lombardi</dc:creator>
    <meta:editing-duration>P7DT7H22M17S</meta:editing-duration>
    <meta:editing-cycles>630</meta:editing-cycles>
    <meta:generator>OpenOffice/4.1.2$Win32 OpenOffice.org_project/412m3$Build-9782</meta:generator>
    <meta:document-statistic meta:table-count="0" meta:image-count="0" meta:object-count="0" meta:page-count="15" meta:paragraph-count="389" meta:word-count="5230" meta:character-count="26033"/>
  </office:meta>
</office:document-meta>
</file>